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8.6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62.93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ro7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9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0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4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ffff" fo:border="0.06pt solid #000000"/>
    </style:style>
    <style:style style:name="ce31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" fo:font-size="7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Cambria" style:font-name-complex="Cambria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2" table:number-columns-repeated="1002" table:default-cell-style-name="ce6"/>
        <table:table-column table:style-name="co23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9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woodmen_man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|knows_ironflesh_1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an&quot;,&quot;Woodmen&quot;,tfg_armor| tfg_boots,0,0,fac_beorn,[itm_gondor_ranger_hood,itm_woodman_tunic,itm_rohan_shoes,itm_beorn_staff, itm_axe_a,],attr_tier_1,wp_tier_1,knows_common|knows_athletics_2|knows_power_strike_1|knows_ironflesh_1,rohan_face_younger_1,rohan_face_middle_2]," calcext:value-type="string">
            <text:p>["i1_woodmen_man","Woodman","Woodmen",tfg_armor| tfg_boots,0,0,fac_beorn,[itm_gondor_ranger_hood,itm_woodman_tunic,itm_rohan_shoes,itm_beorn_staff, itm_axe_a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scout,itm_rohan_shoes,itm_beorn_staff, itm_axe_a,],attr_tier_2,wp_tier_2,knows_common|knows_athletics_2|knows_power_strike_2|knows_ironflesh_2,rohan_face_young_1,rohan_face_middle_2]," calcext:value-type="string">
            <text:p>["i2_woodmen_forester","Woodmen_Forester","Woodmen_Foresters",tfg_armor| tfg_boots,0,0,fac_beorn,[itm_gondor_ranger_hood,itm_woodman_scout,itm_rohan_shoes,itm_beorn_staff, itm_axe_a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3|knows_ironflesh_3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3|knows_power_strike_3|knows_ironflesh_3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i4_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4|knows_ironflesh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4|knows_power_strike_4|knows_ironflesh_4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i5_woodmen_night_guard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" calcext:value-type="string">
            <text:p>["a2_woodmen_tracker","Woodmen_Tracker","Woodmen_Trackers",tfg_ranged| tfg_armor| tfg_boots,0,0,fac_beorn,[itm_gondor_ranger_hood,itm_woodman_tunic,itm_leather_boots,itm_rohan_shoes,itm_short_bow,itm_arrows,itm_beorn_staff, itm_axe_a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xe_a, 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power_strike_1|knows_ironflesh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scout,itm_leather_boots,itm_short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4_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b, itm_beorn_staff,itm_long_bearded_axe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3|knows_power_strike_2|knows_ironflesh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a5_woodmen_night_stalker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long_bearded_axe,itm_long_bearded_axe,itm_beorn_staf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10)|wp_melee(150)</text:p>
          </table:table-cell>
          <table:table-cell table:style-name="ce24" office:value-type="string" calcext:value-type="string">
            <text:p>knows_common|knows_athletics_6|knows_power_draw_4|knows_power_strike_3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beorning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4|knows_power_strike_2|knows_ironflesh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| tfg_boots,0,0,fac_beorn,[itm_gondor_ranger_hood,itm_beorn_tunic,itm_rohan_shoes,itm_beorn_staff,itm_beorn_axe,itm_dwarf_sword_b,],attr_tier_1,wp_tier_1,knows_common|knows_athletics_4|knows_power_strike_2|knows_ironflesh_2,beorn_face1,beorn_face2]," calcext:value-type="string">
            <text:p>["i1_beorning_man","Beorning_Man","Beorning_Men",tfg_armor| tfg_boots,0,0,fac_beorn,[itm_gondor_ranger_hood,itm_beorn_tunic,itm_rohan_shoes,itm_beorn_staff,itm_beorn_axe,itm_dwarf_sword_b,],attr_tier_1,wp_tier_1,knows_common|knows_athletics_4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power_strike_2|knows_ironflesh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4|knows_power_strike_2|knows_ironflesh_3,beorn_face1,beorn_face2]," calcext:value-type="string">
            <text:p>["i2_beorning_warrior","Beorning_Warrior","Beorning_Warriors",tfg_armor| tfg_boots,0,0,fac_beorn,[itm_north_skullcap,itm_beorn_tunic,itm_rohan_shoes,itm_beorn_axe,itm_dwarf_sword_b,itm_beorn_shield,itm_north_round_shield,],attr_tier_2,wp_tier_2,knows_common|knows_athletics_4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3|knows_ironflesh_4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4|knows_power_strike_3|knows_ironflesh_4,beorn_face1,beorn_face2]," calcext:value-type="string">
            <text:p>["i3_beorning_tolltacker","Beorning_Toll-Taker","Beorning_Toll-Takers",tfg_armor| tfg_boots|tfg_shield,0,0,fac_beorn,[itm_north_skullcap,itm_beorn_padded,itm_rohan_shoes,itm_dwarf_sword_b,itm_beorn_shield,itm_north_round_shield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3|knows_ironflesh_4|knows_shield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" calcext:value-type="string">
            <text:p>["i4_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3|knows_ironflesh_5|knows_shield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" calcext:value-type="string">
            <text:p>["i5_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5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power_strike_4|knows_ironflesh_5|knows_power_throw_2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tunic,itm_rohan_shoes,itm_beorn_axe,itm_javelin,],attr_tier_3,wp_tier_3,knows_common|knows_athletics_5|knows_power_strike_4|knows_ironflesh_5|knows_power_throw_2,beorn_face1,beorn_face2]," calcext:value-type="string">
            <text:p>["i3_beorning_carrock_lookout","Beorning_Carrock_Lookout","Beorning_Carrock_Lookouts",tfg_armor| tfg_boots,0,0,fac_beorn,[itm_north_skullcap,itm_beorn_tunic,itm_rohan_shoes,itm_beorn_axe,itm_javelin,],attr_tier_3,wp_tier_3,knows_common|knows_athletics_5|knows_power_strike_4|knows_ironflesh_5|knows_power_throw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strike_5|knows_ironflesh_6|knows_power_throw_3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" calcext:value-type="string">
            <text:p>["i4_beorning_carrock_fighter","Beorning_Carrock_Fighter","Beorning_Carrock_Fighters",tfg_shield| tfg_armor| tfg_helm| tfg_boots,0,0,fac_beorn,[itm_beorn_helmet,itm_beorn_tunic,itm_leather_boots,itm_beorn_axe,itm_beorn_battle_axe,itm_javelin,],attr_tier_4,wp_tier_4,knows_common|knows_athletics_6|knows_power_strike_5|knows_ironflesh_6|knows_power_throw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office:value-type="string" calcext:value-type="string">
            <text:p>itm_javelin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power_strike_7|knows_ironflesh_9|knows_power_throw_5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" calcext:value-type="string">
            <text:p>["i5_beorning_carrock_berserker","Beorning_Carrock_Berserker","Beorning_Carrock_Berserkers",tfg_gloves| tfg_armor| tfg_helm| tfg_boots,0,0,fac_beorn,[itm_beorn_helmet,itm_beorn_berserk,itm_leather_boots,itm_beorn_battle_axe,itm_javelin,],attr_tier_5,wp_tier_5,knows_common|knows_athletics_8|knows_power_strike_7|knows_ironflesh_9|knows_power_throw_5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beorning_bear_warrio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5|knows_power_strike_4|knows_ironflesh_6|knows_shield_7</text:p>
          </table:table-cell>
          <table:table-cell table:style-name="ce26" office:value-type="string" calcext:value-type="string">
            <text:p>beorn_face1</text:p>
          </table:table-cell>
          <table:table-cell table:style-name="ce26" office:value-type="string" calcext:value-type="string">
            <text:p>beorn_face2</text:p>
          </table:table-cell>
          <table:table-cell table:style-name="ce27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" calcext:value-type="string">
            <text:p>["i6_beorning_bear_warrior","Bear_Warrior","Bear_Warriors",tfg_gloves| tfg_shield| tfg_armor| tfg_helm| tfg_boots,0,0,fac_beorn,[itm_beorn_helmet,itm_beorn_chief,itm_leather_gloves,itm_leather_boots,itm_beorn_axe_reward,itm_beorn_shield_reward,],attr_tier_6,wp_tier_6,knows_common|knows_athletics_5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er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i1_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middle_2</text:p>
          </table:table-cell>
          <table:table-cell table:style-name="ce27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ale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ironflesh_1|knows_power_draw_1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common|knows_ironflesh_1|knows_power_draw_1|knows_athletics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ale_bowma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<text:span text:style-name="T1">knows_common|knows_ironflesh_2|knows_power_draw_2|knows_power_strike_1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common|knows_ironflesh_2|knows_power_draw_2|knows_power_strike_1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ale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<text:span text:style-name="T1">knows_common|knows_ironflesh_3|knows_power_draw_3|knows_power_strike_2</text:span>|knows_athletics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" calcext:value-type="string">
            <text:p>["a4_dale_archer","Dale_Archer","Dale_Archers",tfg_ranged| tfg_boots| tfg_armor| tfg_helm,0,0,fac_dale,[itm_dale_helmet_d,itm_dale_helmet_c,itm_dale_med_b_lordly,itm_leather_boots,itm_arrows,itm_dale_bow,itm_dale_sword, itm_axe_b, itm_axe_c,],attr_tier_4,wp_tier_bow_4,knows_common|knows_ironflesh_3|knows_power_draw_3|knows_power_strike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arding_bowman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archery(260)|wp_melee(180)</text:p>
          </table:table-cell>
          <table:table-cell table:style-name="ce24" office:value-type="string" calcext:value-type="string">
            <text:p>knows_common|knows_ironflesh_4|knows_power_draw_4|knows_power_strike_2|knows_athletics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common|knows_ironflesh_4|knows_power_draw_4|knows_power_strike_2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wordsman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3|knows_shield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common|knows_athletics_1|knows_power_strike_1|knows_ironflesh_3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sergeant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4|knows_power_strike_2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" calcext:value-type="string">
            <text:p>["i4_dale_sergeant","Dale_Sergeant","Dale_Sergeants",tfg_shield| tfg_boots| tfg_armor| tfg_helm,0,0,fac_dale,[itm_dale_helmet_c,itm_dale_med_d,itm_leather_boots,itm_dale_sword,itm_dale_sword_broad,itm_axe_d,itm_dale_shield_b,],attr_tier_4,wp_tier_4,knows_common|knows_athletics_2|knows_ironflesh_4|knows_power_strike_2|knows_shield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hearthma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5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" calcext:value-type="string">
            <text:p>["i5_dale_hearthma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common|knows_athletics_3|knows_shield_5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ale_spear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1|knows_power_strike_1|knows_ironflesh_1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common|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ironflesh_2|knows_power_strike_2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" calcext:value-type="string">
            <text:p>["i4_dale_billman","Dale_Billman","Dale_Billmen",tfg_boots| tfg_armor| tfg_helm,0,0,fac_dale,[itm_dale_helmet_c,itm_dale_med_c, itm_dale_med_c_good,itm_leather_gloves,itm_leather_boots,itm_dale_billhook,],attr_tier_4,wp_tier_4,knows_common|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ironflesh_5|knows_power_strike_4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common|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ovanion_retainer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athletics_1|knows_ironflesh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common|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ovanion_auxilia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athletics_1|knows_ironflesh_1|knows_power_strike_1|knows_shield_3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_2</text:p>
          </table:table-cell>
          <table:table-cell table:style-name="ce27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common|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ovanion_rider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ironflesh_2|knows_power_strike_2|knows_shield_4</text:p>
          </table:table-cell>
          <table:table-cell table:style-name="ce26" office:value-type="string" calcext:value-type="string">
            <text:p>vaegir_face_young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common|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ovanion_marchwarden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8|knows_shield_5|knows_ironflesh_3|knows_power_strike_3|knows_power_throw_6|knows_horse_archery_5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common|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,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7|knows_shield_6|knows_ironflesh_4|knows_power_strike_3</text:p>
          </table:table-cell>
          <table:table-cell table:style-name="ce26" office:value-type="string" calcext:value-type="string">
            <text:p>vaegir_face_middle_1</text:p>
          </table:table-cell>
          <table:table-cell table:style-name="ce26" office:value-type="string" calcext:value-type="string">
            <text:p>vaegir_face_older_2</text:p>
          </table:table-cell>
          <table:table-cell table:style-name="ce27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common|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riding_3|knows_power_draw_2|knows_horse_archery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i1_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riding_5|knows_power_draw_3|knows_ironflesh_1|knows_horse_archery_4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" calcext:value-type="string">
            <text:p>["ac3_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common|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rhun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riding_6|knows_power_strike_2|knows_power_draw_5|knows_power_throw_4|knows_ironflesh_2|knows_horse_archery_6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" calcext:value-type="string">
            <text:p>["ac5_rhun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common|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i2_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ironflesh_1|knows_power_strike_1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" calcext:value-type="string">
            <text:p>["i3_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common|knows_athletics_3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ironflesh_2|knows_power_strike_2|knows_shield_2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" calcext:value-type="string">
            <text:p>["i4_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common|knows_athletics_4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hun_ox_warrior</text:p>
          </table:table-cell>
          <table:table-cell table:style-name="ce3" office:value-type="string" calcext:value-type="string">
            <text:p>Warrior_of_the_Ox</text:p>
          </table:table-cell>
          <table:table-cell table:style-name="ce3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ironflesh_3|knows_power_strike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common|knows_athletics_5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4|knows_power_draw_3|knows_power_throw_1|knows_horse_archery_3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c2_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5|knows_power_draw_4|knows_power_strike_1|knows_ironflesh_1|knows_power_throw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c3_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" calcext:value-type="string">
            <text:p>["c5_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common|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hun_dorwinion_noble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power_strike_4|knows_power_draw_2|knows_power_throw_2|knows_ironflesh_2|knows_horse_archery_1</text:p>
          </table:table-cell>
          <table:table-cell table:style-name="ce26" office:value-type="string" calcext:value-type="string">
            <text:p>rhun_man1</text:p>
          </table:table-cell>
          <table:table-cell table:style-name="ce26" office:value-type="string" calcext:value-type="string">
            <text:p>rhun_man2</text:p>
          </table:table-cell>
          <table:table-cell table:style-name="ce27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dorwinion_noble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" calcext:value-type="string">
            <text:p>["c6_rhun_dorwinion_noble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common|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f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4" office:value-type="string" calcext:value-type="string">
            <text:p>attr_dwarf_tier_1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ironflesh_1|knows_power_strike_1</text:p>
          </table:table-cell>
          <table:table-cell table:style-name="ce26" office:value-type="string" calcext:value-type="string">
            <text:p>dwarf_face_2</text:p>
          </table:table-cell>
          <table:table-cell table:style-name="ce26" office:value-type="string" calcext:value-type="string">
            <text:p>dwarf_face_3</text:p>
          </table:table-cell>
          <table:table-cell table:style-name="ce27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f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1|knows_power_strike_1|knows_power_throw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f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2|knows_power_strike_2|knows_power_throw_2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strike_4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2|knows_power_strike_5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f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2|knows_power_throw_2|knows_power_strike_5|knows_ironflesh_3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f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3|knows_power_throw_4|knows_power_strike_6|knows_ironflesh_4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throw_5|knows_power_strike_7|knows_ironflesh_6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f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1</text:p>
          </table:table-cell>
          <table:table-cell table:style-name="ce24" office:value-type="string" calcext:value-type="string">
            <text:p>knows_common_dwarf|knows_athletics_2|knows_power_draw_1|knows_power_strike_1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f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4|knows_power_draw_2|knows_power_strike_2|knows_ironflesh_3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f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6|knows_power_draw_4|knows_power_strike_4|knows_ironflesh_5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f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3|knows_power_strike_6|knows_ironflesh_6</text:p>
          </table:table-cell>
          <table:table-cell table:style-name="ce26" office:value-type="string" calcext:value-type="string">
            <text:p>dwarf_face_4</text:p>
          </table:table-cell>
          <table:table-cell table:style-name="ce26" office:value-type="string" calcext:value-type="string">
            <text:p>dwarf_face_5</text:p>
          </table:table-cell>
          <table:table-cell table:style-name="ce27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3</text:p>
          </table:table-cell>
          <table:table-cell table:style-name="ce24" office:value-type="string" calcext:value-type="string">
            <text:p>wp_dwarf_tier_3</text:p>
          </table:table-cell>
          <table:table-cell table:style-name="ce24" office:value-type="string" calcext:value-type="string">
            <text:p>knows_common_dwarf|knows_athletics_3|knows_power_strike_3|knows_ironflesh_2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3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2</text:p>
          </table:table-cell>
          <table:table-cell table:style-name="ce24" office:value-type="string" calcext:value-type="string">
            <text:p>wp_dwarf_tier_2</text:p>
          </table:table-cell>
          <table:table-cell table:style-name="ce24" office:value-type="string" calcext:value-type="string">
            <text:p>knows_common_dwarf|knows_athletics_2|knows_power_strike_2|knows_ironflesh_1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2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4" office:value-type="string" calcext:value-type="string">
            <text:p>attr_dwarf_tier_4</text:p>
          </table:table-cell>
          <table:table-cell table:style-name="ce24" office:value-type="string" calcext:value-type="string">
            <text:p>wp_dwarf_tier_4</text:p>
          </table:table-cell>
          <table:table-cell table:style-name="ce24" office:value-type="string" calcext:value-type="string">
            <text:p>knows_common_dwarf|knows_athletics_4|knows_power_strike_3|knows_ironflesh_3</text:p>
          </table:table-cell>
          <table:table-cell table:style-name="ce26" office:value-type="string" calcext:value-type="string">
            <text:p>dwarf_face_3</text:p>
          </table:table-cell>
          <table:table-cell table:style-name="ce26" office:value-type="string" calcext:value-type="string">
            <text:p>dwarf_face_4</text:p>
          </table:table-cell>
          <table:table-cell table:style-name="ce27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dwarf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4" office:value-type="string" calcext:value-type="string">
            <text:p>attr_dwarf_tier_5</text:p>
          </table:table-cell>
          <table:table-cell table:style-name="ce24" office:value-type="string" calcext:value-type="string">
            <text:p>wp_dwarf_tier_5</text:p>
          </table:table-cell>
          <table:table-cell table:style-name="ce24" office:value-type="string" calcext:value-type="string">
            <text:p>knows_common_dwarf|knows_athletics_5|knows_power_strike_4|knows_ironflesh_5</text:p>
          </table:table-cell>
          <table:table-cell table:style-name="ce26" office:value-type="string" calcext:value-type="string">
            <text:p>dwarf_face_1</text:p>
          </table:table-cell>
          <table:table-cell table:style-name="ce26" office:value-type="string" calcext:value-type="string">
            <text:p>dwarf_face_2</text:p>
          </table:table-cell>
          <table:table-cell table:style-name="ce27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ron_hills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4" office:value-type="string" calcext:value-type="string">
            <text:p>attr_dwarf_tier_6</text:p>
          </table:table-cell>
          <table:table-cell table:style-name="ce24" office:value-type="string" calcext:value-type="string">
            <text:p>wp_dwarf_tier_6</text:p>
          </table:table-cell>
          <table:table-cell table:style-name="ce24" office:value-type="string" calcext:value-type="string">
            <text:p>knows_common_dwarf|knows_athletics_6|knows_power_strike_6|knows_ironflesh_7</text:p>
          </table:table-cell>
          <table:table-cell table:number-columns-repeated="2" table:style-name="ce26" office:value-type="string" calcext:value-type="string">
            <text:p>dwarf_face_7</text:p>
          </table:table-cell>
          <table:table-cell table:style-name="ce27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n_levy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bad,</text:p>
          </table:table-cell>
          <table:table-cell table:style-name="ce12" office:value-type="string" calcext:value-type="string">
            <text:p>itm_gon_jerkin,itm_white_tunic_a,</text:p>
          </table:table-cell>
          <table:table-cell table:style-name="ce17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n_watchma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" calcext:value-type="string">
            <text:p>["i2_gon_watchman","Gondor_Watchman","Gondor_Watchmen",tf_gondor| tfg_armor| tfg_shield| tfg_boots| tfg_helm,0,0,fac_gondor,[itm_gondor_auxila_helm,itm_gon_jerkin,itm_gondor_light_greaves,itm_shortened_spear,itm_gondor_short_sword,itm_good_mace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on_footman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_bad,</text:p>
          </table:table-cell>
          <table:table-cell table:style-name="ce12" office:value-type="string" calcext:value-type="string">
            <text:p>itm_gon_footman,</text:p>
          </table:table-cell>
          <table:table-cell table:style-name="ce18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1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3"/>
          <table:table-cell table:style-name="ce5" table:number-columns-repeated="5"/>
          <table:table-cell table:style-name="ce28"/>
          <table:table-cell table:style-name="ce28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i4_gon_spearma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pearma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pearman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2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on_swordsma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on_vet_swordsma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_good,</text:p>
          </table:table-cell>
          <table:table-cell table:style-name="ce12" office:value-type="string" calcext:value-type="string">
            <text:p>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shield_4|knows_power_strike_4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on_tower_swordsman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1_gon_noblema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itm_gondor_infantry_helm,</text:p>
          </table:table-cell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man&quot;,&quot;Gondor_Noblemen&quot;,tf_gondor| tfg_armor| tfg_boots,0,0,fac_gondor,[itm_gondor_auxila_helm,itm_gondor_infantry_helm,itm_gon_noble_cloak,itm_gondor_light_greaves,itm_gondor_cav_sword,],attr_tier_1,wp_tier_1,knows_common,gondor_face1,gondor_face2]," calcext:value-type="string">
            <text:p>["c1_gon_nobleman","Gondor_Nobleman","Gondor_Noblemen",tf_gondor| tfg_armor| tfg_boots,0,0,fac_gondor,[itm_gondor_auxila_helm,itm_gondor_infantry_helm,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gon_squire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strike_1|knows_riding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" calcext:value-type="string">
            <text:p>["c2_gon_squire","Squire_of_Gondor","Squires_of_Gondor",tf_gondor| tf_mounted| tfg_helm| tfg_armor| tfg_boots| tfg_horse,0,0,fac_gondor,[itm_gondor_knight_helm_bad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n_vet_squire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gon_knight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n_vet_knight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_good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4|knows_shield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gon_tower_knight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6|knows_shield_4|knows_power_strike_6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8"/>
          <table:table-cell table:style-name="ce28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30" table:number-columns-repeated="1003"/>
        </table:table-row>
        <table:table-row table:style-name="ro1">
          <table:table-cell table:style-name="ce3" office:value-type="string" calcext:value-type="string">
            <text:p>a3_gon_bowman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bad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power_dra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on_arche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on_vet_arche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_good,</text:p>
          </table:table-cell>
          <table:table-cell table:style-name="ce12" office:value-type="string" calcext:value-type="string">
            <text:p>itm_gon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2|knows_power_draw_4|knows_power_strike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on_tower_archer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athletics_3|knows_power_draw_6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4|knows_shield_6|knows_power_strike_6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thilien_ranger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archery(170)|wp(170)</text:p>
          </table:table-cell>
          <table:table-cell table:style-name="ce24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ithilien_vet_ranger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(220)</text:p>
          </table:table-cell>
          <table:table-cell table:style-name="ce24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master_ranger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melee(320)|wp_archery(300)</text:p>
          </table:table-cell>
          <table:table-cell table:style-name="ce24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itm_gon_ranger_skirt,itm_leather_gloves,itm_gondor_light_greave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3" office:value-type="string" calcext:value-type="string">
            <text:p>itm_gon_ranger_skirt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4" office:value-type="string" calcext:value-type="string">
            <text:p>attr_tier_7</text:p>
          </table:table-cell>
          <table:table-cell table:style-name="ce24" office:value-type="string" calcext:value-type="string">
            <text:p>wp_tier_7</text:p>
          </table:table-cell>
          <table:table-cell table:style-name="ce24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itm_gon_ranger_skirt,itm_leather_gloves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oss_woodsman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oss_axeman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3|knows_athletics_1|knows_power_strike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oss_vet_axeman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power_throw_4|knows_athletics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oss_heavy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4|knows_power_throw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oss_axemaster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polearm(120)|wp(200)</text:p>
          </table:table-cell>
          <table:table-cell table:style-name="ce24" office:value-type="string" calcext:value-type="string">
            <text:p>knows_common|knows_athletics_5|knows_power_strike_7|knows_ironflesh_5|knows_power_throw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ss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8"/>
          <table:table-cell table:style-name="ce28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el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power_throw_2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str_7| agi_5| int_4| cha_4|level(4),wp_tier_2,knows_common|knows_power_throw_2|knows_ironflesh_1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str_7| agi_5| int_4| cha_4|level(4),wp_tier_2,knows_common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el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5|knows_power_thro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el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dor_javelin,itm_gon_tab_shield_a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5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str_18|agi_18| int_4| cha_4|level(25),wp_tier_5,knows_common|knows_athletics_6|knows_power_thro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pel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1|knows_shield_3</text:span>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1|knows_shield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pel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<text:span text:style-name="T1">knows_common|knows_athletics_2|knows_shield_5</text:span>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2|knows_shield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pel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pel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itm_gondor_javelin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8"/>
          <table:table-cell table:style-name="ce28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lam_clansma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4" office:value-type="string" calcext:value-type="string">
            <text:p>str_7| agi_5| int_4| cha_4|level(4)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power_throw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lam_footma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|knows_power_throw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m_vetera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lam_warrior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lam_champi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power_strike_5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lam_knight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6|knows_power_strike_6|knows_ironflesh_7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m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8"/>
          <table:table-cell table:style-name="ce28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pinnath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power_throw_1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pinnath_rider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riding_5|knows_power_strike_3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pinnath_knight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knight_helm_bad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9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riding_6|knows_power_strike_4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pinnath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4|knows_power_draw_4|knows_power_strike_2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pinnath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4" office:value-type="string" calcext:value-type="string">
            <text:p>str_18|agi_18| int_4| cha_4|level(25)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power_strike_5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6|knows_power_draw_5|knows_power_strike_5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blackroot_hunter</text:p>
          </table:table-cell>
          <table:table-cell table:style-name="ce3" office:value-type="string" calcext:value-type="string">
            <text:p>Hunter_of_Blackroot_Vale</text:p>
          </table:table-cell>
          <table:table-cell table:style-name="ce3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4" office:value-type="string" calcext:value-type="string">
            <text:p>str_10| agi_7| int_4| cha_4|level(8)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2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" calcext:value-type="string">
            <text:p>["a1_blackroot_hunter","Hunter_of_Blackroot_Vale","Hunters_of_Blackroot_Vale",tf_gondor| <text:s/>tfg_armor| <text:s/>tfg_boots,0,subfac_blackroot,fac_gondor,[itm_blackroot_hood,itm_blackroot_footman,itm_gondor_light_greaves,itm_short_bow,itm_gondor_arrows,itm_shortened_spear,],str_10| agi_7| int_4| cha_4|level(8),wp_tier_bow_2,knows_common|knows_athletics_2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blackroot_bowman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a2_blackroot_bowman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blackroot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5|knows_power_draw_3|knows_power_strike_2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blackroot_footman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_ba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str_13|agi_11| int_4| cha_4|level(12)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str_13|agi_11| int_4| cha_4|level(12),wp_tier_3,knows_common|knows_athletics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blackroot_spearman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4" office:value-type="string" calcext:value-type="string">
            <text:p>str_15|agi_15| int_4| cha_4|level(16)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blackroot_shadow_hunt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melee(200)|wp_archery(200)</text:p>
          </table:table-cell>
          <table:table-cell table:style-name="ce24" office:value-type="string" calcext:value-type="string">
            <text:p>knows_common|knows_athletics_7|knows_power_draw_5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8"/>
          <table:table-cell table:style-name="ce28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amroth_recruit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2</text:p>
          </table:table-cell>
          <table:table-cell table:style-name="ce27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amroth_squire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_good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2|knows_power_strike_2|knows_ironflesh_2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amroth_vet_squire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_bad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3|knows_shield_3|knows_power_strike_3|knows_ironflesh_3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amroth_knight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4|knows_power_strike_4|knows_ironflesh_4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amroth_vet_knight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_good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4|knows_power_strike_5|knows_ironflesh_5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swan_knight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(360)</text:p>
          </table:table-cell>
          <table:table-cell table:style-name="ce24" office:value-type="string" calcext:value-type="string">
            <text:p>knows_common|knows_riding_8|knows_shield_4|knows_power_strike_8|knows_ironflesh_6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8|knows_shield_9|knows_power_strike_8|knows_ironflesh_10</text:p>
          </table:table-cell>
          <table:table-cell table:style-name="ce26" office:value-type="string" calcext:value-type="string">
            <text:p>gondor_face1</text:p>
          </table:table-cell>
          <table:table-cell table:style-name="ce26" office:value-type="string" calcext:value-type="string">
            <text:p>gondor_face3</text:p>
          </table:table-cell>
          <table:table-cell table:style-name="ce27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draw_4|knows_ironflesh_1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a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4|knows_power_strike_3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e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5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f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7|knows_shield_1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athletics_4|knows_power_draw_4|knows_power_strike_2|knows_ironflesh_3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power_draw_3|knows_power_strike_3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b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3|knows_power_strike_5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5|knows_power_draw_6|knows_power_strike_8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power_draw_5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d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power_draw_6|knows_power_strike_4|knows_ironflesh_4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3|knows_power_draw_3|knows_power_strike_7|knows_ironflesh_10</text:p>
          </table:table-cell>
          <table:table-cell table:style-name="ce26" office:value-type="string" calcext:value-type="string">
            <text:p>lorien_elf_face_1</text:p>
          </table:table-cell>
          <table:table-cell table:style-name="ce26" office:value-type="string" calcext:value-type="string">
            <text:p>lorien_elf_face_2</text:p>
          </table:table-cell>
          <table:table-cell table:style-name="ce27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1_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rohan_shoe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1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" calcext:value-type="string">
            <text:p>["a1_greenwood_scout","Greenwood_Scout","Greenwood_Scouts",tf_woodelf| tfg_ranged| tfg_armor| tfg_boots| tf_no_capture_alive,0,0,fac_woodelf,[itm_mirkwood_armor_a,itm_rohan_shoes,itm_short_bow,itm_woodelf_arrows,itm_mirkwood_knife,itm_mirkwood_short_spear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itm_mirkwood_short_spear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4|knows_power_draw_4|knows_power_strike_2|knows_ironflesh_1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mirkwood_armor_a,itm_leather_boots,itm_rohan_shoes,itm_regular_bow,itm_woodelf_arrows,itm_mirkwood_knife,itm_mirkwood_short_spear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itm_mirkwood_armor_d,</text:p>
          </table:table-cell>
          <table:table-cell table:style-name="ce12"/>
          <table:table-cell table:style-name="ce13" office:value-type="string" calcext:value-type="string">
            <text:p>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5|knows_power_draw_5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armor_a,itm_mirkwood_armor_d,itm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eran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hort_spear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6|knows_power_draw_6|knows_power_strike_3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armor_d,itm_mirkwood_boots,itm_leather_boots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master_archer</text:p>
          </table:table-cell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armor_e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6_greenwood_chosen_marksman</text:p>
          </table:table-cell>
          <table:table-cell table:style-name="ce3" office:value-type="string" calcext:value-type="string">
            <text:p>Thranduil's_Chosen_Marksman</text:p>
          </table:table-cell>
          <table:table-cell table:style-name="ce3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great_spear,</text:p>
          </table:table-cell>
          <table:table-cell table:style-name="ce13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8|knows_power_draw_7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armor_c,itm_leather_gloves,itm_mirkwood_boots,itm_mirkwood_bow,itm_woodelf_arrows,itm_mirkwood_great_spear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_ba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2|knows_power_draw_5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mirkwood_armor_a,itm_mirkwood_boots,itm_leather_boots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8|knows_shield_3|knows_power_draw_6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 tfg_boots| tf_no_capture_alive,0,0,fac_woodelf,[itm_mirkwood_helm_a,itm_mirkwood_armor_d,itm_mirkwood_boots,itm_mirkwood_bow,itm_woodelf_arrows,itm_mirkwood_axe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greenwood_vigilant</text:p>
          </table:table-cell>
          <table:table-cell table:style-name="ce3" office:value-type="string" calcext:value-type="string">
            <text:p>Greenwood_Guardian</text:p>
          </table:table-cell>
          <table:table-cell table:style-name="ce3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axe,itm_mirkwood_spear_shield_c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9|knows_shield_5|knows_power_draw_6|knows_power_strike_5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boots| tf_no_capture_alive,0,0,fac_woodelf,[itm_mirkwood_helm_a_good,itm_mirkwood_armor_d,itm_leather_gloves,itm_mirkwood_boots,itm_mirkwood_bow,itm_woodelf_arrows,itm_mirkwood_axe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reenwood_infantry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_good,itm_mirkwood_helm_b,</text:p>
          </table:table-cell>
          <table:table-cell table:style-name="ce13" office:value-type="string" calcext:value-type="string">
            <text:p>itm_mirkwood_armor_a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itm_leather_boots,</text:p>
          </table:table-cell>
          <table:table-cell table:style-name="ce13" office:value-type="string" calcext:value-type="string">
            <text:p>itm_mirkwood_war_spear,itm_mirkwood_short_spear,itm_mirkwood_axe,itm_mirkwood_knife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5|knows_shield_3|knows_power_strike_3|knows_ironflesh_3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" calcext:value-type="string">
            <text:p>["i2_greenwood_infantry","Greenwood_Infantry","Greenwood_Infantry",tf_woodelf| tfg_armor| tfg_helm| tfg_boots| tf_no_capture_alive,0,0,fac_woodelf,[itm_mirkwood_helm_a_good,itm_mirkwood_helm_b,itm_mirkwood_armor_a,itm_mirkwood_armor_d,itm_leather_gloves,itm_mirkwood_boots,itm_leather_boots,itm_mirkwood_war_spear,itm_mirkwood_short_spear,itm_mirkwood_axe,itm_mirkwood_knife,itm_mirkwood_spear_shield_a,],attr_elf_tier_2,wp_elf_tier_2,knows_common|knows_athletics_5|knows_shield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greenwood_vet_infantry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_good,itm_mirkwood_helm_c,</text:p>
          </table:table-cell>
          <table:table-cell table:style-name="ce12" office:value-type="string" calcext:value-type="string">
            <text:p>itm_mirkwood_light_scale,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6|knows_shield_3|knows_power_strike_4|knows_ironflesh_4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light_scale,itm_mirkwood_armor_d,itm_leather_gloves,itm_mirkwood_boots,itm_mirkwood_war_spear,itm_mirkwood_axe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greenwood_elite_infantry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c_good,</text:p>
          </table:table-cell>
          <table:table-cell table:style-name="ce12" office:value-type="string" calcext:value-type="string">
            <text:p>itm_mirkwood_armor_b,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7|knows_shield_4|knows_power_strike_5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armor_b,itm_mirkwood_armor_e,itm_leather_gloves,itm_mirkwood_boots,itm_mirkwood_war_spear,itm_mirkwood_axe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hieldmaster</text:p>
          </table:table-cell>
          <table:table-cell table:style-name="ce3" office:value-type="string" calcext:value-type="string">
            <text:p>Thranduil's_Chosen_Shield_Master</text:p>
          </table:table-cell>
          <table:table-cell table:style-name="ce3" office:value-type="string" calcext:value-type="string">
            <text:p>Thranduil's_Chosen_Shield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6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war_spear,itm_mirkwood_axe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3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8|knows_shield_6|knows_power_strike_6|knows_ironflesh_5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s&quot;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" calcext:value-type="string">
            <text:p>["i5_greenwood_chosen_shieldmaster","Thranduil's_Chosen_Shield_Master","Thranduil's_Chosen_Shield_Mastes",tf_woodelf| tfg_gloves| tfg_shield| tfg_armor| tfg_helm| tfg_boots |tfg_polearm| tf_no_capture_alive,0,0,fac_woodelf,[itm_mirkwood_helm_d_good,itm_mirkwood_armor_c,itm_leather_gloves,itm_mirkwood_boots,itm_mirkwood_war_spear,itm_mirkwood_axe,itm_mirkwood_spear_shield_b,],attr_elf_tier_5,wp_elf_tier_5,knows_common|knows_athletics_8|knows_shield_6|knows_power_strike_6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chosen_spearmaster</text:p>
          </table:table-cell>
          <table:table-cell table:style-name="ce3" office:value-type="string" calcext:value-type="string">
            <text:p>Thranduil's_Chosen_Spear_Master</text:p>
          </table:table-cell>
          <table:table-cell table:style-name="ce3" office:value-type="string" calcext:value-type="string">
            <text:p>Thranduil's_Chosen_Spear_Maste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500)</text:p>
          </table:table-cell>
          <table:table-cell table:style-name="ce24" office:value-type="string" calcext:value-type="string">
            <text:p>knows_common|knows_athletics_8|knows_power_strike_7|knows_ironflesh_7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s&quot;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" calcext:value-type="string">
            <text:p>["i5_greenwood_chosen_spearmaster","Thranduil's_Chosen_Spear_Master","Thranduil's_Chosen_Spear_Mastes",tf_woodelf| tfg_gloves| tfg_shield| tfg_armor| tfg_helm| tfg_boots |tfg_polearm| tf_no_capture_alive,0,0,fac_woodelf,[itm_mirkwood_helm_d_good,itm_mirkwood_armor_f,itm_mail_mittens,itm_mirkwood_boots,itm_mirkwood_great_spear,],attr_elf_tier_5,wp_melee(500),knows_common|knows_athletics_8|knows_power_strike_7|knows_ironflesh_7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_good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4|knows_power_draw_6|knows_power_strike_4|knows_ironflesh_10</text:p>
          </table:table-cell>
          <table:table-cell table:style-name="ce26" office:value-type="string" calcext:value-type="string">
            <text:p>mirkwood_elf_face_1</text:p>
          </table:table-cell>
          <table:table-cell table:style-name="ce26" office:value-type="string" calcext:value-type="string">
            <text:p>mirkwood_elf_face_2</text:p>
          </table:table-cell>
          <table:table-cell table:style-name="ce27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armor_c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power_draw_3|knows_power_strike_2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bow_2</text:p>
          </table:table-cell>
          <table:table-cell table:style-name="ce24" office:value-type="string" calcext:value-type="string">
            <text:p>knows_common|knows_athletics_2|knows_power_strike_2|knows_power_draw_3|knows_power_strike_4|knows_ironflesh_1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20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bow_3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bow_4</text:p>
          </table:table-cell>
          <table:table-cell table:style-name="ce24" office:value-type="string" calcext:value-type="string">
            <text:p>knows_common|knows_athletics_5|knows_power_draw_4|knows_power_strike_3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bow_5</text:p>
          </table:table-cell>
          <table:table-cell table:style-name="ce24" office:value-type="string" calcext:value-type="string">
            <text:p>knows_common|knows_athletics_5|knows_power_draw_5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4" office:value-type="string" calcext:value-type="string">
            <text:p>attr_elf_tier_6</text:p>
          </table:table-cell>
          <table:table-cell table:style-name="ce24" office:value-type="string" calcext:value-type="string">
            <text:p>wp_elf_tier_bow_6</text:p>
          </table:table-cell>
          <table:table-cell table:style-name="ce24" office:value-type="string" calcext:value-type="string">
            <text:p>knows_common|knows_athletics_5|knows_power_draw_6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4|knows_power_draw_4|knows_power_strike_3|knows_ironflesh_3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5|knows_power_draw_4|knows_power_strike_4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5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6|knows_power_strike_7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5|knows_athletics_5|knows_power_draw_5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3|knows_power_draw_6|knows_power_strike_6|knows_ironflesh_10</text:p>
          </table:table-cell>
          <table:table-cell table:style-name="ce26" office:value-type="string" calcext:value-type="string">
            <text:p>rivendell_elf_face_1</text:p>
          </table:table-cell>
          <table:table-cell table:style-name="ce26" office:value-type="string" calcext:value-type="string">
            <text:p>rivendell_elf_face_2</text:p>
          </table:table-cell>
          <table:table-cell table:style-name="ce27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1</text:p>
          </table:table-cell>
          <table:table-cell table:style-name="ce24" office:value-type="string" calcext:value-type="string">
            <text:p>wp_elf_tier_1</text:p>
          </table:table-cell>
          <table:table-cell table:style-name="ce24" office:value-type="string" calcext:value-type="string">
            <text:p>knows_common|knows_power_draw_3|knows_power_strike_1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2</text:p>
          </table:table-cell>
          <table:table-cell table:style-name="ce24" office:value-type="string" calcext:value-type="string">
            <text:p>wp_elf_tier_2</text:p>
          </table:table-cell>
          <table:table-cell table:style-name="ce24" office:value-type="string" calcext:value-type="string">
            <text:p>knows_common|knows_athletics_2|knows_power_draw_3|knows_power_strike_4|knows_ironflesh_1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elf_tier_3</text:p>
          </table:table-cell>
          <table:table-cell table:style-name="ce24" office:value-type="string" calcext:value-type="string">
            <text:p>knows_common|knows_athletics_4|knows_power_draw_4|knows_power_strike_5|knows_ironflesh_3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athletics_5|knows_power_draw_5|knows_power_strike_6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5" office:value-type="string" calcext:value-type="string">
            <text:p>knows_common|knows_athletics_5|knows_power_draw_5|knows_power_strike_7|knows_ironflesh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elf_tier_4</text:p>
          </table:table-cell>
          <table:table-cell table:style-name="ce24" office:value-type="string" calcext:value-type="string">
            <text:p>knows_common|knows_riding_4|knows_athletics_4|knows_power_draw_3|knows_power_strike_6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2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elf_tier_5</text:p>
          </table:table-cell>
          <table:table-cell table:style-name="ce24" office:value-type="string" calcext:value-type="string">
            <text:p>knows_common|knows_riding_5|knows_athletics_5|knows_power_strike_7|knows_ironflesh_5|knows_power_draw_6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3</text:p>
          </table:table-cell>
          <table:table-cell table:style-name="ce24" office:value-type="string" calcext:value-type="string">
            <text:p>wp_melee(280)|wp_archery(240)</text:p>
          </table:table-cell>
          <table:table-cell table:style-name="ce24" office:value-type="string" calcext:value-type="string">
            <text:p>knows_common|knows_athletics_6|knows_power_draw_4|knows_power_strike_4|knows_ironflesh_4</text:p>
          </table:table-cell>
          <table:table-cell table:style-name="ce26" office:value-type="string" calcext:value-type="string">
            <text:p>arnor_face_middle_1</text:p>
          </table:table-cell>
          <table:table-cell table:style-name="ce26" office:value-type="string" calcext:value-type="string">
            <text:p>arnor_face_middle_2</text:p>
          </table:table-cell>
          <table:table-cell table:style-name="ce27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4" office:value-type="string" calcext:value-type="string">
            <text:p>attr_elf_tier_4</text:p>
          </table:table-cell>
          <table:table-cell table:style-name="ce24" office:value-type="string" calcext:value-type="string">
            <text:p>wp_melee(310)|wp_archery(270)</text:p>
          </table:table-cell>
          <table:table-cell table:style-name="ce24" office:value-type="string" calcext:value-type="string">
            <text:p>knows_common|knows_athletics_6|knows_power_draw_5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4" office:value-type="string" calcext:value-type="string">
            <text:p>attr_elf_tier_5</text:p>
          </table:table-cell>
          <table:table-cell table:style-name="ce24" office:value-type="string" calcext:value-type="string">
            <text:p>wp_melee(360)|wp_archery(300)</text:p>
          </table:table-cell>
          <table:table-cell table:style-name="ce24" office:value-type="string" calcext:value-type="string">
            <text:p>knows_common|knows_athletics_7|knows_power_draw_6|knows_power_strike_4|knows_ironflesh_4</text:p>
          </table:table-cell>
          <table:table-cell table:style-name="ce26" office:value-type="string" calcext:value-type="string">
            <text:p>arnor_face_older_1</text:p>
          </table:table-cell>
          <table:table-cell table:style-name="ce26" office:value-type="string" calcext:value-type="string">
            <text:p>arnor_face_older_2</text:p>
          </table:table-cell>
          <table:table-cell table:style-name="ce27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4" office:value-type="string" calcext:value-type="string">
            <text:p>attr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</text:p>
          </table:table-cell>
          <table:table-cell table:style-name="ce26" office:value-type="string" calcext:value-type="string">
            <text:p>rohan_face_younger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2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4|knows_power_throw_4|knows_power_strike_6|knows_ironflesh_4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3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7|knows_shield_3|knows_power_throw_6|knows_power_strike_6|knows_ironflesh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5|knows_shield_2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3|knows_shield_5|knows_power_strike_5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3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3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middle_2</text:p>
          </table:table-cell>
          <table:table-cell table:style-name="ce27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common|knows_horse_archery_3|knows_shield_1| knows_riding_1|knows_power_strike_1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common|knows_horse_archery_4|knows_riding_4|knows_power_draw_3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6|knows_power_draw_4|knows_power_strike_2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common|knows_horse_archery_5|knows_riding_6|knows_power_draw_4|knows_power_strike_2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bow_6</text:p>
          </table:table-cell>
          <table:table-cell table:style-name="ce24" office:value-type="string" calcext:value-type="string">
            <text:p>knows_common|knows_horse_archery_7|knows_riding_7|knows_power_dra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common|knows_horse_archery_7|knows_riding_7|knows_power_dra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4|knows_shield_1|knows_power_strike_4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2|knows_power_strike_5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riding_7|knows_shield_3|knows_power_strike_7|knows_ironflesh_6</text:p>
          </table:table-cell>
          <table:table-cell table:style-name="ce26" office:value-type="string" calcext:value-type="string">
            <text:p>rohan_face_old_1</text:p>
          </table:table-cell>
          <table:table-cell table:style-name="ce26" office:value-type="string" calcext:value-type="string">
            <text:p>rohan_face_older_2</text:p>
          </table:table-cell>
          <table:table-cell table:style-name="ce27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horse_archery_1|knows_shield_1| knows_riding_1|knows_power_strike_1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common|knows_horse_archery_1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1|knows_riding_3|knows_shield_1|knows_power_throw_2|knows_power_strike_2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throw_2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1|knows_riding_5|knows_shield_2|knows_power_throw_3|knows_power_strike_3|knows_ironflesh_2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2|knows_power_throw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2|knows_riding_6|knows_shield_3|knows_power_throw_4|knows_power_strike_4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horse_archery_3|knows_riding_8|knows_shield_3|knows_power_throw_5|knows_power_strike_6|knows_ironflesh_6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throw_5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common|knows_athletics_6|knows_power_strike_7|knows_ironflesh_8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6" office:value-type="string" calcext:value-type="string">
            <text:p>rohan_face_young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4" office:value-type="string" calcext:value-type="string">
            <text:p>attr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6" office:value-type="string" calcext:value-type="string">
            <text:p>rohan_face_middle_1</text:p>
          </table:table-cell>
          <table:table-cell table:style-name="ce26" office:value-type="string" calcext:value-type="string">
            <text:p>rohan_face_old_2</text:p>
          </table:table-cell>
          <table:table-cell table:style-name="ce27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harad_levy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i1_harad_levy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harad_light_infantry</text:p>
          </table:table-cell>
          <table:table-cell table:style-name="ce3" office:value-type="string" calcext:value-type="string">
            <text:p>Harad_Light_Footman</text:p>
          </table:table-cell>
          <table:table-cell table:style-name="ce3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light_infantry&quot;,&quot;Harad_Light_Footman&quot;,&quot;Harad_Light_Footmen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i3_harad_light_infantry","Harad_Light_Footman","Harad_Light_Footmen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pearman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3|knows_shield_4|knows_power_strike_4|knows_ironflesh_6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2" office:value-type="string" calcext:value-type="string">
            <text:p>itm_harad_long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strike_5|knows_ironflesh_4|knows_shield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4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harad_hunt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|knows_power_throw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" calcext:value-type="string">
            <text:p>["a3_harad_hunter","Harad_Hunter","Harad_Hunters",tf_harad| tfg_ranged| tfg_armor| tfg_helm| tfg_boots,0,0,fac_harad,[itm_harad_heavy_inf_helm,itm_harad_skirmisher,itm_desert_boots,itm_harad_bow,itm_harad_arrows,itm_harad_short_spear,itm_harad_dagger,],attr_evil_tier_3,wp_tier_bow_3,knows_common|knows_athletics_3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3|knows_power_draw_3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4|knows_power_draw_4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4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2|knows_power_strike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3|knows_shield_3|knows_power_strike_3|knows_ironflesh_2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harondor_serpent_knight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3|knows_ironflesh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c5_harondor_serpent_knight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harondor_skirmis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ac3_harondor_skirmis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harondor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horse_archery_4|knows_riding_4|knows_power_draw_3|knows_power_strike_2|knows_ironflesh_1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harondor_black_snake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horse_archery_5|knows_riding_5|knows_power_strike_2|knows_ironflesh_3|knows_power_draw_3</text:p>
          </table:table-cell>
          <table:table-cell table:style-name="ce26" office:value-type="string" calcext:value-type="string">
            <text:p>haradrim_face_1</text:p>
          </table:table-cell>
          <table:table-cell table:style-name="ce26" office:value-type="string" calcext:value-type="string">
            <text:p>haradrim_face_2</text:p>
          </table:table-cell>
          <table:table-cell table:style-name="ce27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athletics_4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athletics_4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power_throw_3|knows_ironflesh_1|knows_power_strike_2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athletics_6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power_throw_4|knows_power_strike_4|knows_ironflesh_3|knows_athletics_8</text:p>
          </table:table-cell>
          <table:table-cell table:style-name="ce26" office:value-type="string" calcext:value-type="string">
            <text:p>far_harad_face1</text:p>
          </table:table-cell>
          <table:table-cell table:style-name="ce26" office:value-type="string" calcext:value-type="string">
            <text:p>far_harad_face2</text:p>
          </table:table-cell>
          <table:table-cell table:style-name="ce27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un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3|knows_power_throw_1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i1_dun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" calcext:value-type="string">
            <text:p>["i1_dun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3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un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4|knows_shield_1|knows_power_strike_1|knows_power_throw_2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i2_dun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" calcext:value-type="string">
            <text:p>["i2_dun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4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5|knows_shield_2|knows_power_strike_2|knows_ironflesh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3_dun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5|knows_shield_2|knows_power_strike_2|knows_ironflesh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vet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<text:span text:style-name="T1">knows_common|knows_athletics_6</text:span>|knows_shield_3|knows_power_strike_3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4_dun_vet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athletics_6|knows_shield_3|knows_power_strike_3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dun_crebai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4|knows_shield_1|knows_power_strike_1|knows_power_throw_4|knows_horse_archery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ac2_dun_crebai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" calcext:value-type="string">
            <text:p>["ac2_dun_crebai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4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un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shield_2|knows_power_strike_2|knows_ironflesh_1|knows_power_throw_3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3_dun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4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un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shield_3|knows_power_strike_3|knows_ironflesh_4|knows_power_throw_4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i4_dun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un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5|knows_power_strike_4|knows_ironflesh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5_dun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dun_raven_rider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2|knows_power_strike_3|knows_power_throw_6|knows_horse_archery_6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ac4_dun_raven_rider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ac4_dun_raven_rider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dun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7|knows_shield_3|knows_power_strike_3|knows_ironflesh_2|knows_power_throw_7</text:p>
          </table:table-cell>
          <table:table-cell table:style-name="ce26" office:value-type="string" calcext:value-type="string">
            <text:p>dunland_face1</text:p>
          </table:table-cell>
          <table:table-cell table:style-name="ce26" office:value-type="string" calcext:value-type="string">
            <text:p>dunland_face2</text:p>
          </table:table-cell>
          <table:table-cell table:style-name="ce27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a5_dun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KHAND" calcext:value-type="string">
            <text:p>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khand_bondsman</text:p>
          </table:table-cell>
          <table:table-cell table:style-name="ce3" office:value-type="string" calcext:value-type="string">
            <text:p>Khand_Bondsman</text:p>
          </table:table-cell>
          <table:table-cell table:style-name="ce3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_bad,</text:p>
          </table:table-cell>
          <table:table-cell table:style-name="ce12" table:number-columns-repeated="2"/>
          <table:table-cell table:style-name="ce12" office:value-type="string" calcext:value-type="string">
            <text:p>itm_spear,itm_khand_mace1,itm_shortened_spear,itm_khand_pit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athletics_2|knows_power_strike_1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athletics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khand_pit_dog</text:p>
          </table:table-cell>
          <table:table-cell table:style-name="ce3" office:value-type="string" calcext:value-type="string">
            <text:p>Khand_Pit_Dog</text:p>
          </table:table-cell>
          <table:table-cell table:style-name="ce3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,itm_khand_inf_helm_a_bad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spear,itm_khand_tulwar,itm_khand_pitsword,</text:p>
          </table:table-cell>
          <table:table-cell table:style-name="ce12" office:value-type="string" calcext:value-type="string">
            <text:p>itm_tab_shield_small_roun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i2_khand_pit_dog&quot;,&quot;Khand_Pit_Dog&quot;,&quot;Khand_Pit_Dogs&quot;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" calcext:value-type="string">
            <text:p>["i2_khand_pit_dog","Khand_Pit_Dog","Khand_Pit_Dogs",tf_evil_man| tfg_armor,0,0,fac_khand,[itm_khand_helm_mask,itm_khand_inf_helm_a_bad,itm_khand_light,itm_leather_boots,itm_khand_voulge,itm_spear,itm_khand_tulwar,itm_khand_pitsword,itm_tab_shield_small_round_b,],attr_evil_tier_2,wp_tier_2,knows_common|knows_athletics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warrior</text:p>
          </table:table-cell>
          <table:table-cell table:style-name="ce3" office:value-type="string" calcext:value-type="string">
            <text:p>Khand_Warrior</text:p>
          </table:table-cell>
          <table:table-cell table:style-name="ce3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b,</text:p>
          </table:table-cell>
          <table:table-cell table:style-name="ce12" office:value-type="string" calcext:value-type="string">
            <text:p>itm_khand_light_lam,itm_khand_light_good,itm_khand_foot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axe_winged,itm_khand_tulwar,itm_khand_voulg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1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light_good,itm_khand_foot_lam_bad,itm_leather_gloves,itm_leather_boots,itm_khand_axe_winged,itm_khand_tulwar,itm_khand_voulge,],attr_evil_tier_3,wp_tier_3,knows_common|knows_athletics_2|knows_shield_1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vet_warrior</text:p>
          </table:table-cell>
          <table:table-cell table:style-name="ce3" office:value-type="string" calcext:value-type="string">
            <text:p>Khand_Veteran_Warrior</text:p>
          </table:table-cell>
          <table:table-cell table:style-name="ce3" office:value-type="string" calcext:value-type="string">
            <text:p>Variag_Veteran_Warrio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 itm_khand_inf_helm_c1, itm_khand_inf_helm_c2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itm_khand_tulwar, 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throw_4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4_khand_vet_warrior&quot;,&quot;Khand_Veteran_Warrior&quot;,&quot;Variag_Veteran_Warrior&quot;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Variag_Veteran_Warrior",tf_evil_man| tfg_armor| tfg_helm| tfg_boots,0,0,fac_khand,[itm_khand_inf_helm_b_good, itm_khand_inf_helm_c1, itm_khand_inf_helm_c2,itm_khand_foot_lam,itm_mail_mittens,itm_variag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war_master</text:p>
          </table:table-cell>
          <table:table-cell table:style-name="ce3" office:value-type="string" calcext:value-type="string">
            <text:p>Variag_Master_of_War</text:p>
          </table:table-cell>
          <table:table-cell table:style-name="ce3" office:value-type="string" calcext:value-type="string">
            <text:p>Variag_Masters_of_War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c1_good, itm_khand_inf_helm_c2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itm_khand_2h_tulwar,</text:p>
          </table:table-cell>
          <table:table-cell table:style-name="ce12" office:value-type="string" calcext:value-type="string">
            <text:p>itm_khand_throwing_ax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throw_5|knows_power_strike_5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5_khand_war_master&quot;,&quot;Variag_Master_of_War&quot;,&quot;Variag_Masters_of_War&quot;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Master_of_War","Variag_Masters_of_War",tf_evil_man| tfg_armor| tfg_helm| tfg_boots,0,0,fac_khand,[itm_khand_inf_helm_c1_good, itm_khand_inf_helm_c2_good,itm_khand_foot_lam_good,itm_mail_mittens,itm_variag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khand_pony_rider</text:p>
          </table:table-cell>
          <table:table-cell table:style-name="ce3" office:value-type="string" calcext:value-type="string">
            <text:p>Khand_Pony_Rider</text:p>
          </table:table-cell>
          <table:table-cell table:style-name="ce3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22"/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2|knows_shield_1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khand_horseman</text:p>
          </table:table-cell>
          <table:table-cell table:style-name="ce3" office:value-type="string" calcext:value-type="string">
            <text:p>Khand_Horseman</text:p>
          </table:table-cell>
          <table:table-cell table:style-name="ce3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itm_khand_inf_helm_a_good, itm_khand_cav_helm_a, </text:p>
          </table:table-cell>
          <table:table-cell table:style-name="ce12" office:value-type="string" calcext:value-type="string">
            <text:p>itm_khand_med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shield_1|knows_power_strike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 itm_khand_med_lam_bad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khand_heavy_horseman</text:p>
          </table:table-cell>
          <table:table-cell table:style-name="ce3" office:value-type="string" calcext:value-type="string">
            <text:p>Khand_Heavy_Horseman</text:p>
          </table:table-cell>
          <table:table-cell table:style-name="ce3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, 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riding_5|knows_shield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 itm_khand_med_lam, itm_mail_mittens,itm_variag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kataphrakt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good, itm_khand_cav_helm_a_good, </text:p>
          </table:table-cell>
          <table:table-cell table:style-name="ce12" office:value-type="string" calcext:value-type="string">
            <text:p>itm_khand_med_lam_good, 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mace1, 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5_khand_kataphrakt&quot;,&quot;Variag_Kataphrakt&quot;,&quot;Variag_Kataphrakts&quot;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" calcext:value-type="string">
            <text:p>["c5_khand_kataphrakt","Variag_Kataphrakt","Variag_Kataphrakts",tf_evil_man| tf_mounted| tfg_shield| tfg_armor| tfg_helm| tfg_horse| tfg_boots,0,0,fac_khand,[itm_khand_inf_helm_a_good, itm_khand_cav_helm_a_good, itm_khand_med_lam_good, itm_mail_mittens,itm_variag_greaves,itm_khand_mace1, itm_khand_mace2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khand_lance_kataphrak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c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riding_5|knows_shield_3|knows_power_strike_4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5_khand_lance_kataphrakt&quot;,&quot;Variag_Lance_Kataphrakt&quot;,&quot;Variag_Lance_Kataphrakts&quot;,tf_evil_man| tf_mounted| tfg_gloves| tfg_shield| tfg_armor| tfg_helm| tfg_horse| tfg_boots  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" calcext:value-type="string">
            <text:p>["c5_khand_lance_kataphrakt","Variag_Lance_Kataphrakt","Variag_Lance_Kataphrakts",tf_evil_man| tf_mounted| tfg_gloves| tfg_shield| tfg_armor| tfg_helm| tfg_horse| tfg_boots <text:s/>|tfg_polearm,0,0,fac_khand,[itm_khand_cav_helm_c,itm_khand_heavy_lam,itm_mail_mittens,itm_variag_greaves,itm_khand_tulwar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halberdier</text:p>
          </table:table-cell>
          <table:table-cell table:style-name="ce3" office:value-type="string" calcext:value-type="string">
            <text:p>Khand_Glaiveman</text:p>
          </table:table-cell>
          <table:table-cell table:style-name="ce3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, itm_khand_inf_helm_d,</text:p>
          </table:table-cell>
          <table:table-cell table:style-name="ce12" office:value-type="string" calcext:value-type="string">
            <text:p>itm_khand_foot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2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mail_mittens,itm_leather_boots,itm_khand_voulge,itm_khand_halberd,],attr_evil_tier_4,wp_tier_4,knows_common|knows_athletics_2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halberd_master</text:p>
          </table:table-cell>
          <table:table-cell table:style-name="ce3" office:value-type="string" calcext:value-type="string">
            <text:p>Variag_Halberd_Master</text:p>
          </table:table-cell>
          <table:table-cell table:style-name="ce3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b_good,itm_khand_inf_helm_d_good,</text:p>
          </table:table-cell>
          <table:table-cell table:style-name="ce12" office:value-type="string" calcext:value-type="string">
            <text:p>itm_khand_foot_lam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2|knows_power_strike_4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mail_mittens,itm_variag_greaves,itm_khand_halberd,],attr_evil_tier_5,wp_tier_5,knows_common|knows_athletics_2|knows_power_strike_4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khand_pitfighter</text:p>
          </table:table-cell>
          <table:table-cell table:style-name="ce3" office:value-type="string" calcext:value-type="string">
            <text:p>Khand_Pit_Fighter</text:p>
          </table:table-cell>
          <table:table-cell table:style-name="ce3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_mask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variag_gladiator_shield,itm_tab_shield_small_roun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4|knows_power_throw_2|knows_power_strike_3|knows_ironflesh_3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,itm_javelin,itm_khand_tulwar,itm_khand_pitsword,itm_shortened_spear,itm_variag_gladiator_shield,itm_tab_shield_small_round_b,],attr_evil_tier_3,wp_tier_3,knows_common|knows_athletics_4|knows_power_throw_2|knows_power_strike_3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khand_pit_champion</text:p>
          </table:table-cell>
          <table:table-cell table:style-name="ce3" office:value-type="string" calcext:value-type="string">
            <text:p>Khand_Pit_Champion</text:p>
          </table:table-cell>
          <table:table-cell table:style-name="ce3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shortened_spear,itm_easterling_hawk_shield,itm_variag_gladiator_shield,itm_tab_shield_small_roun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5|knows_power_throw_2|knows_power_strike_4|knows_ironflesh_4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,itm_javelin,itm_khand_tulwar,itm_khand_pitsword,itm_shortened_spear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khand_pit_master</text:p>
          </table:table-cell>
          <table:table-cell table:style-name="ce3" office:value-type="string" calcext:value-type="string">
            <text:p>Variag_Master_of_the_Pits</text:p>
          </table:table-cell>
          <table:table-cell table:style-name="ce3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_mask_good,</text:p>
          </table:table-cell>
          <table:table-cell table:style-name="ce12" office:value-type="string" calcext:value-type="string">
            <text:p>itm_khand_light,itm_khand_light_goo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khand_trident,itm_easterling_hawk_shiel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power_throw_4|knows_power_strike_5|knows_ironflesh_6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,itm_javelin,itm_khand_tulwar,itm_khand_pitsword,itm_khand_trident,itm_easterling_hawk_shield,],attr_evil_tier_5,wp_tier_5,knows_common|knows_athletics_6|knows_power_throw_4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khand_skirmisher</text:p>
          </table:table-cell>
          <table:table-cell table:style-name="ce3" office:value-type="string" calcext:value-type="string">
            <text:p>Khand_Skirmisher</text:p>
          </table:table-cell>
          <table:table-cell table:style-name="ce3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_bad, itm_khand_inf_helm_b_bad, itm_khand_cav_helm_a_bad,</text:p>
          </table:table-cell>
          <table:table-cell table:style-name="ce12" office:value-type="string" calcext:value-type="string">
            <text:p>itm_khand_light,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horse_archery_2|knows_riding_2|knows_power_throw_2|knows_power_strike_1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khand_vet_skirmisher</text:p>
          </table:table-cell>
          <table:table-cell table:style-name="ce3" office:value-type="string" calcext:value-type="string">
            <text:p>Khand_Veteran_Skirmisher</text:p>
          </table:table-cell>
          <table:table-cell table:style-name="ce3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inf_helm_a, itm_khand_cav_helm_b,</text:p>
          </table:table-cell>
          <table:table-cell table:style-name="ce12" office:value-type="string" calcext:value-type="string">
            <text:p>itm_khand_med_lam, 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, 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khand_heavy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cav_helm_b_good,</text:p>
          </table:table-cell>
          <table:table-cell table:style-name="ce12" office:value-type="string" calcext:value-type="string">
            <text:p>itm_khand_heavy_lam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6" office:value-type="string" calcext:value-type="string">
            <text:p>khand_man1</text:p>
          </table:table-cell>
          <table:table-cell table:style-name="ce26" office:value-type="string" calcext:value-type="string">
            <text:p>khand_man2</text:p>
          </table:table-cell>
          <table:table-cell table:style-name="ce27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heavy_lam_bad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common|knows_athletics_2|knows_power_throw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athletics_3|knows_shield_1|knows_power_strike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2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6|knows_shield_2|knows_power_throw_3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8|knows_shield_4|knows_power_strike_4|knows_ironflesh_3|knows_power_throw_5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2" office:value-type="string" calcext:value-type="string">
            <text:p>itm_corsair_sword,itm_umb_shield_b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common|knows_athletics_3|knows_power_draw_1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athletics_3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3</text:p>
          </table:table-cell>
          <table:table-cell table:style-name="ce24" office:value-type="string" calcext:value-type="string">
            <text:p>knows_common|knows_athletics_3|knows_power_draw_2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common|knows_athletics_4|knows_power_draw_4|knows_ironflesh_1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common|knows_athletics_6|knows_power_draw_5|knows_ironflesh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6|knows_shield_2|knows_power_throw_2|knows_power_strike_4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5|knows_power_draw_3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archery(170) | wp_melee(200)</text:p>
          </table:table-cell>
          <table:table-cell table:style-name="ce24" office:value-type="string" calcext:value-type="string">
            <text:p>knows_common|knows_athletics_8|knows_power_draw_5|knows_power_strike_4|knows_ironflesh_4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athletics_3|knows_shield_2|knows_power_strike_2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1|knows_power_strike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_4|knows_shield_2|knows_power_throw_2|knows_power_strike_6|knows_ironflesh_3</text:p>
          </table:table-cell>
          <table:table-cell table:style-name="ce26" office:value-type="string" calcext:value-type="string">
            <text:p>bandit_face1</text:p>
          </table:table-cell>
          <table:table-cell table:style-name="ce26" office:value-type="string" calcext:value-type="string">
            <text:p>bandit_face2</text:p>
          </table:table-cell>
          <table:table-cell table:style-name="ce27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i1_isen_orc_snaga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throw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1_isen_orc_snaga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" calcext:value-type="string">
            <text:p>["i1_isen_orc_snaga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1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orc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throw_2|knows_power_strike_3</text:p>
          </table:table-cell>
          <table:table-cell table:style-name="ce26" office:value-type="string" calcext:value-type="string">
            <text:p>orc_face2</text:p>
          </table:table-cell>
          <table:table-cell table:style-name="ce26" office:value-type="string" calcext:value-type="string">
            <text:p>orc_face3</text:p>
          </table:table-cell>
          <table:table-cell table:style-name="ce27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i2_isen_orc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" calcext:value-type="string">
            <text:p>["i2_isen_orc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2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throw_2|knows_power_strike_4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5</text:p>
          </table:table-cell>
          <table:table-cell table:style-name="ce27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i3_isen_large_orc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2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throw_3|knows_power_strike_4</text:p>
          </table:table-cell>
          <table:table-cell table:style-name="ce26" office:value-type="string" calcext:value-type="string">
            <text:p>orc_face6</text:p>
          </table:table-cell>
          <table:table-cell table:style-name="ce26" office:value-type="string" calcext:value-type="string">
            <text:p>orc_face7</text:p>
          </table:table-cell>
          <table:table-cell table:style-name="ce27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4_isen_fell_orc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2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3|knows_power_strike_4</text:p>
          </table:table-cell>
          <table:table-cell table:style-name="ce26" office:value-type="string" calcext:value-type="string">
            <text:p>orc_face8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3_isen_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" calcext:value-type="string">
            <text:p>["i3_isen_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3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4|knows_power_strike_5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4_isen_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4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2_isen_wolf_rider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ac2_isen_wolf_rider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ac2_isen_wolf_rider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isen_warg_rider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3|knows_horse_archery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ac3_isen_warg_rider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isen_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power_throw_5|knows_power_strike_4|knows_horse_archery_5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ac4_isen_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ac4_isen_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isen_uruk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2_isen_uruk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" calcext:value-type="string">
            <text:p>["a2_isen_uruk_tracker","Uruk_Hai_Tracker","Uruk_Hai_Trackers",tf_urukhai| tf_mounted| tfg_ranged| tfg_armor| tf_no_capture_alive,0,0,fac_isengard,[itm_isen_uruk_heavy_d,itm_uruk_ragwrap,itm_isengard_large_bow,itm_isengard_arrow,itm_isengard_axe,],attr_tier_2,wp_tier_bow_2,knows_athletics_4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isen_large_uruk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bow_4</text:p>
          </table:table-cell>
          <table:table-cell table:style-name="ce24" office:value-type="string" calcext:value-type="string">
            <text:p>knows_athletics_6|knows_power_draw_3|knows_power_strike_2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6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isen_fighting_uruk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bow_5</text:p>
          </table:table-cell>
          <table:table-cell table:style-name="ce24" office:value-type="string" calcext:value-type="string">
            <text:p>knows_athletics_7|knows_power_draw_4|knows_power_strike_2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7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isen_uruk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4" office:value-type="string" calcext:value-type="string">
            <text:p>attr_evil_tier_6</text:p>
          </table:table-cell>
          <table:table-cell table:style-name="ce24" office:value-type="string" calcext:value-type="string">
            <text:p>wp_tier_6</text:p>
          </table:table-cell>
          <table:table-cell table:style-name="ce24" office:value-type="string" calcext:value-type="string">
            <text:p>knows_athletics_7|knows_power_strike_6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i6_isen_uruk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i6_isen_uruk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isen_uruk_snaga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i1_isen_uruk_snaga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i1_isen_uruk_snaga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sen_uruk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i2_isen_uruk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i2_isen_uruk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large_uruk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fighting_uruk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6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3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sen_uruk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uruk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sen_fighting_uruk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2|knows_power_strike_5|knows_ironflesh_5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2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sen_uruk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2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uruk_snaga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evil_tier_1</text:p>
          </table:table-cell>
          <table:table-cell table:style-name="ce24" office:value-type="string" calcext:value-type="string">
            <text:p>wp_tier_1</text:p>
          </table:table-cell>
          <table:table-cell table:style-name="ce24" office:value-type="string" calcext:value-type="string">
            <text:p>knows_athletics_1|knows_power_strike_1|knows_ironflesh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uruk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4" office:value-type="string" calcext:value-type="string">
            <text:p>attr_evil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athletics_2|knows_power_strike_2|knows_ironflesh_3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uruk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athletics_2|knows_power_strike_3|knows_ironflesh_4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2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power_throw_3|knows_ironflesh_4|knows_shield_2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3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uruk_slaye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4" office:value-type="string" calcext:value-type="string">
            <text:p>attr_evil_tier_3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athletics_3|knows_power_strike_5|knows_ironflesh_6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3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uruk_slaye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4" office:value-type="string" calcext:value-type="string">
            <text:p>attr_evil_tier_4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5|knows_power_strike_7|knows_power_draw_4|knows_ironflesh_7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5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black_uruk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9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3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uruk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4" office:value-type="string" calcext:value-type="string">
            <text:p>attr_evil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athletics_3|knows_power_strike_5|knows_ironflesh_10</text:p>
          </table:table-cell>
          <table:table-cell table:style-name="ce26" office:value-type="string" calcext:value-type="string">
            <text:p>uruk_hai_face1</text:p>
          </table:table-cell>
          <table:table-cell table:style-name="ce26" office:value-type="string" calcext:value-type="string">
            <text:p>uruk_hai_face2</text:p>
          </table:table-cell>
          <table:table-cell table:style-name="ce27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3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58)</text:p>
          </table:table-cell>
          <table:table-cell table:style-name="ce24" office:value-type="string" calcext:value-type="string">
            <text:p>wp(75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4" office:value-type="string" calcext:value-type="string">
            <text:p>str_255| agi_3| int_3| cha_3|level(61)</text:p>
          </table:table-cell>
          <table:table-cell table:style-name="ce24" office:value-type="string" calcext:value-type="string">
            <text:p>wp(1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4" office:value-type="string" calcext:value-type="string">
            <text:p>str_255| agi_3| int_3| cha_3|level(63)</text:p>
          </table:table-cell>
          <table:table-cell table:style-name="ce24" office:value-type="string" calcext:value-type="string">
            <text:p>wp(200)</text:p>
          </table:table-cell>
          <table:table-cell table:style-name="ce24" office:value-type="string" calcext:value-type="string">
            <text:p>knows_power_strike_10|knows_ironflesh_10</text:p>
          </table:table-cell>
          <table:table-cell table:style-name="ce26" office:value-type="string" calcext:value-type="string">
            <text:p>troll_face1</text:p>
          </table:table-cell>
          <table:table-cell table:style-name="ce26" office:value-type="string" calcext:value-type="string">
            <text:p>troll_face2</text:p>
          </table:table-cell>
          <table:table-cell table:style-name="ce27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uldur_orc_snaga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i1_guldur_orc_snaga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i1_guldur_orc_snaga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guldur_orc_tracke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a2_guldur_orc_tracke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a2_guldur_orc_tracke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mordor_orc_snaga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1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i1_mordor_orc_snaga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" calcext:value-type="string">
            <text:p>["i1_mordor_orc_snaga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orc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1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" calcext:value-type="string">
            <text:p>["i2_mordor_orc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1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large_orc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2|knows_power_strike_3|knows_power_throw_3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2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orc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power_strike_4|knows_power_throw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2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mordor_warg_rider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horse_archery_2|knows_riding_4|knows_power_throw_3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great_warg_ride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5|knows_horse_archery_3|knows_power_throw_4|knows_power_strike_4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2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2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2|knows_shield_1|knows_power_strike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2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guldur_large_orc_tracke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1|knows_athletics_5|knows_power_draw_4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orc_club_d,],attr_orc_tier_3,wp_orc_tier_3,knows_riding_1|knows_athletics_5|knows_power_draw_4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orc_club_d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guldur_fell_orc_tracke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orc_club_d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riding_1|knows_athletics_7|knows_power_draw_5|knows_power_strike_3|knows_ironflesh_2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orc_club_d,],attr_orc_tier_4,wp_orc_tier_5,knows_riding_1|knows_athletics_7|knows_power_draw_5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orc_club_d,],attr_orc_tier_4,wp_orc_tier_5,knows_riding_1|knows_athletics_7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mordor_orc_arche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1|knows_power_draw_2|knows_power_strike_1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a2_mordor_orc_arche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" calcext:value-type="string">
            <text:p>["a2_mordor_orc_arche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1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mordor_large_orc_arche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2|knows_power_draw_3|knows_power_strike_2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2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mordor_fell_orc_arche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4|knows_power_draw_4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str_7| agi_7| int_4| cha_4|level(9)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riding_3|knows_power_throw_2|knows_power_strike_2|knows_horse_archery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4" office:value-type="string" calcext:value-type="string">
            <text:p>str_9| agi_8| int_4| cha_4|level(17)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riding_3|knows_power_throw_3|knows_power_strike_4|knows_horse_archery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riding_4|knows_power_throw_4|knows_power_strike_4|knows_horse_archery_5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3|knows_power_strike_1</text:p>
          </table:table-cell>
          <table:table-cell table:style-name="ce26" office:value-type="string" calcext:value-type="string">
            <text:p>orc_face4</text:p>
          </table:table-cell>
          <table:table-cell table:style-name="ce26" office:value-type="string" calcext:value-type="string">
            <text:p>orc_face9</text:p>
          </table:table-cell>
          <table:table-cell table:style-name="ce27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4|knows_power_strike_3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power_strike_4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power_draw_2|knows_power_throw_3|knows_power_strike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a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bow_2</text:p>
          </table:table-cell>
          <table:table-cell table:style-name="ce24" office:value-type="string" calcext:value-type="string">
            <text:p>knows_athletics_4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itm_orc_shield_a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bow_3</text:p>
          </table:table-cell>
          <table:table-cell table:style-name="ce24" office:value-type="string" calcext:value-type="string">
            <text:p>knows_athletics_5|knows_power_draw_3|knows_power_strike_2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itm_moria_orc_shield_b,itm_orc_shield_b,itm_orc_shield_a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7|knows_power_dra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moria_orc_shield_b,itm_moria_orc_shield_c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power_strike_6|knows_power_throw_5|knows_ironflesh_7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5|knows_power_strike_4|knows_ironflesh_10|knows_shield_4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4</text:p>
          </table:table-cell>
          <table:table-cell table:style-name="ce27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4" office:value-type="string" calcext:value-type="string">
            <text:p>attr_orc_tier_1</text:p>
          </table:table-cell>
          <table:table-cell table:style-name="ce24" office:value-type="string" calcext:value-type="string">
            <text:p>wp_orc_tier_1</text:p>
          </table:table-cell>
          <table:table-cell table:style-name="ce24" office:value-type="string" calcext:value-type="string">
            <text:p>knows_athletics_5|knows_power_throw_2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2</text:p>
          </table:table-cell>
          <table:table-cell table:style-name="ce27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4" office:value-type="string" calcext:value-type="string">
            <text:p>attr_orc_tier_2</text:p>
          </table:table-cell>
          <table:table-cell table:style-name="ce24" office:value-type="string" calcext:value-type="string">
            <text:p>wp_orc_tier_2</text:p>
          </table:table-cell>
          <table:table-cell table:style-name="ce24" office:value-type="string" calcext:value-type="string">
            <text:p>knows_athletics_6|knows_power_draw_1|knows_power_throw_3|knows_power_strike_2</text:p>
          </table:table-cell>
          <table:table-cell table:style-name="ce26" office:value-type="string" calcext:value-type="string">
            <text:p>orc_face7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7|knows_power_draw_2|knows_power_throw_4|knows_power_strike_3</text:p>
          </table:table-cell>
          <table:table-cell table:style-name="ce26" office:value-type="string" calcext:value-type="string">
            <text:p>orc_face5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4" office:value-type="string" calcext:value-type="string">
            <text:p>attr_orc_tier_4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5|knows_power_strike_4|knows_ironflesh_2|knows_shield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10|knows_power_throw_6|knows_power_strike_7|knows_ironflesh_7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bow_4</text:p>
          </table:table-cell>
          <table:table-cell table:style-name="ce24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bow_5</text:p>
          </table:table-cell>
          <table:table-cell table:style-name="ce24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4" office:value-type="string" calcext:value-type="string">
            <text:p>attr_orc_tier_3</text:p>
          </table:table-cell>
          <table:table-cell table:style-name="ce24" office:value-type="string" calcext:value-type="string">
            <text:p>wp_orc_tier_3</text:p>
          </table:table-cell>
          <table:table-cell table:style-name="ce24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6" office:value-type="string" calcext:value-type="string">
            <text:p>orc_face9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4" office:value-type="string" calcext:value-type="string">
            <text:p>str_9| agi_8| int_4| cha_4|level(18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6|knows_riding_4|knows_power_strike_4|knows_ironflesh_4</text:p>
          </table:table-cell>
          <table:table-cell table:style-name="ce26" office:value-type="string" calcext:value-type="string">
            <text:p>orc_face1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4" office:value-type="string" calcext:value-type="string">
            <text:p>attr_orc_tier_5</text:p>
          </table:table-cell>
          <table:table-cell table:style-name="ce24" office:value-type="string" calcext:value-type="string">
            <text:p>wp_orc_tier_5</text:p>
          </table:table-cell>
          <table:table-cell table:style-name="ce24" office:value-type="string" calcext:value-type="string">
            <text:p>knows_athletics_7|knows_riding_6|knows_power_strike_5|knows_ironflesh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6</text:p>
          </table:table-cell>
          <table:table-cell table:style-name="ce27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4" office:value-type="string" calcext:value-type="string">
            <text:p>str_11| agi_9| int_4| cha_4|level(25)</text:p>
          </table:table-cell>
          <table:table-cell table:style-name="ce24" office:value-type="string" calcext:value-type="string">
            <text:p>wp_orc_tier_4</text:p>
          </table:table-cell>
          <table:table-cell table:style-name="ce24" office:value-type="string" calcext:value-type="string">
            <text:p>knows_athletics_8|knows_power_throw_6|knows_power_strike_5|knows_ironflesh_4|knows_shield_6</text:p>
          </table:table-cell>
          <table:table-cell table:style-name="ce26" office:value-type="string" calcext:value-type="string">
            <text:p>orc_face3</text:p>
          </table:table-cell>
          <table:table-cell table:style-name="ce26" office:value-type="string" calcext:value-type="string">
            <text:p>orc_face8</text:p>
          </table:table-cell>
          <table:table-cell table:style-name="ce27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mordor_num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4" office:value-type="string" calcext:value-type="string">
            <text:p>attr_tier_2</text:p>
          </table:table-cell>
          <table:table-cell table:style-name="ce24" office:value-type="string" calcext:value-type="string">
            <text:p>wp_tier_2</text:p>
          </table:table-cell>
          <table:table-cell table:style-name="ce24" office:value-type="string" calcext:value-type="string">
            <text:p>knows_common|knows_riding_1|knows_athletics_1|knows_power_strike_1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i2_mordor_num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i2_mordor_num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mordor_num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3</text:p>
          </table:table-cell>
          <table:table-cell table:style-name="ce24" office:value-type="string" calcext:value-type="string">
            <text:p>wp_tier_3</text:p>
          </table:table-cell>
          <table:table-cell table:style-name="ce24" office:value-type="string" calcext:value-type="string">
            <text:p>knows_common|knows_riding_2|knows_athletics_2|knows_shield_2|knows_power_strike_3|knows_ironflesh_3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i3_mordor_num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i3_mordor_num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mordor_num_vet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athletics_2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2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mordor_num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athletics7|knows_shield_2|knows_power_strike_6|knows_power_throw_8|knows_ironflesh_7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i5_mordor_num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7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mordor_num_vet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4</text:p>
          </table:table-cell>
          <table:table-cell table:style-name="ce24" office:value-type="string" calcext:value-type="string">
            <text:p>wp_tier_4</text:p>
          </table:table-cell>
          <table:table-cell table:style-name="ce24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c4_mordor_num_vet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c4_mordor_num_vet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mordor_num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4" office:value-type="string" calcext:value-type="string">
            <text:p>attr_tier_5</text:p>
          </table:table-cell>
          <table:table-cell table:style-name="ce24" office:value-type="string" calcext:value-type="string">
            <text:p>wp_tier_5</text:p>
          </table:table-cell>
          <table:table-cell table:style-name="ce24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6" office:value-type="string" calcext:value-type="string">
            <text:p>mordor_man1</text:p>
          </table:table-cell>
          <table:table-cell table:style-name="ce26" office:value-type="string" calcext:value-type="string">
            <text:p>mordor_man2</text:p>
          </table:table-cell>
          <table:table-cell table:style-name="ce27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c5_mordor_num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c5_mordor_num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4" table:number-columns-repeated="3"/>
          <table:table-cell table:style-name="ce26" table:number-columns-repeated="2"/>
          <table:table-cell table:style-name="ce27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10"/>
        <table:table-column table:style-name="co23" table:default-cell-style-name="ce10"/>
        <table:table-row table:style-name="ro7">
          <table:table-cell table:number-columns-repeated="7"/>
          <table:table-cell table:style-name="ce32" office:value-type="string" calcext:value-type="string">
            <text:p>Char 1</text:p>
          </table:table-cell>
          <table:table-cell table:style-name="ce32" office:value-type="string" calcext:value-type="string">
            <text:p>[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2</text:p>
          </table:table-cell>
          <table:table-cell table:style-name="ce32" office:value-type="string" calcext:value-type="string">
            <text:p>]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3</text:p>
          </table:table-cell>
          <table:table-cell table:style-name="ce32" office:value-type="string" calcext:value-type="string">
            <text:p>(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4</text:p>
          </table:table-cell>
          <table:table-cell table:style-name="ce32" office:value-type="string" calcext:value-type="string">
            <text:p>)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5</text:p>
          </table:table-cell>
          <table:table-cell table:style-name="ce32" office:value-type="string" calcext:value-type="string">
            <text:p>|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6</text:p>
          </table:table-cell>
          <table:table-cell table:style-name="ce32" office:value-type="string" calcext:value-type="string">
            <text:p>,</text:p>
          </table:table-cell>
          <table:table-cell table:number-columns-repeated="1015"/>
        </table:table-row>
        <table:table-row table:style-name="ro7">
          <table:table-cell table:number-columns-repeated="7"/>
          <table:table-cell table:style-name="ce32" office:value-type="string" calcext:value-type="string">
            <text:p>Char 7</text:p>
          </table:table-cell>
          <table:table-cell table:style-name="ce32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7">
          <table:table-cell table:style-name="ce31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.00.0000</text:date>, <text:time style:data-style-name="N2" text:time-value="20:32:25.8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12-05T21:09:31.608000000</dc:date>
    <meta:editing-cycles>279</meta:editing-cycles>
    <meta:editing-duration>P3DT3H21M24S</meta:editing-duration>
    <meta:document-statistic meta:table-count="2" meta:cell-count="6730" meta:object-count="0"/>
  </office:meta>
</office:document-meta>
</file>